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500000194FD1EBFE663DD8C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029cm" svg:x="1cm" svg:y="8.955cm">
          <draw:image xlink:href="Pictures/100000000000031500000194FD1EBFE663DD8CBA.jpg" xlink:type="simple" xlink:show="embed" xlink:actuate="onLoad" draw:mime-type="image/jpeg">
            <text:p/>
          </draw:image>
        </draw:frame>
        <draw:frame draw:style-name="gr2" draw:text-style-name="P2" draw:layer="layout" svg:width="4.445cm" svg:height="0.962cm" draw:transform="rotate (0.148352986419518) translate (10.21cm 12.183cm)">
          <draw:text-box>
            <text:p>Higher Highs</text:p>
          </draw:text-box>
        </draw:frame>
        <draw:frame draw:style-name="gr2" draw:text-style-name="P2" draw:layer="layout" svg:width="4.445cm" svg:height="0.962cm" draw:transform="rotate (0.148352986419518) translate (10.842cm 15.289cm)">
          <draw:text-box>
            <text:p>Higher Low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5T15:17:58.527182758</dc:date>
    <meta:editing-duration>PT1M47S</meta:editing-duration>
    <meta:editing-cycles>1</meta:editing-cycles>
    <meta:document-statistic meta:object-count="3"/>
    <meta:generator>LibreOffice/7.3.5.2$Linux_X86_64 LibreOffice_project/30$Build-2</meta:generator>
  </office:meta>
</office:document-meta>
</file>